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table:formula="of:=SIN(RADIANS([.A1]))" office:value-type="float" office:value="0">
            <text:p>0.000</text:p>
          </table:table-cell>
          <table:table-cell table:formula="of:=POWER([.B1];2)" office:value-type="float" office:value="0">
            <text:p>0</text:p>
          </table:table-cell>
          <table:table-cell/>
          <table:table-cell>
            <draw:frame table:end-cell-address="Sheet1.L21" table:end-x="0.1154in" table:end-y="0.0264in" draw:z-index="0" draw:style-name="gr1" svg:width="6.411in" svg:height="3.5429in" svg:x="0.0398in" svg:y="0.0394in">
              <draw:object draw:notify-on-update-of-ranges="Sheet1.A1:Sheet1.A11 Sheet1.B1:Sheet1.B11 Sheet1.A15:Sheet1.A45 Sheet1.B15:Sheet1.B4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formula="of:=SIN(RADIANS([.A2]))" office:value-type="float" office:value="0.309016994374947">
            <text:p>0.309</text:p>
          </table:table-cell>
          <table:table-cell table:formula="of:=POWER([.B2];2)" office:value-type="float" office:value="0.0954915028125263">
            <text:p>0.0954915028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formula="of:=SIN(RADIANS([.A3]))" office:value-type="float" office:value="0.587785252292473">
            <text:p>0.588</text:p>
          </table:table-cell>
          <table:table-cell table:formula="of:=POWER([.B3];2)" office:value-type="float" office:value="0.345491502812526">
            <text:p>0.3454915028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formula="of:=SIN(RADIANS([.A4]))" office:value-type="float" office:value="0.809016994374947">
            <text:p>0.809</text:p>
          </table:table-cell>
          <table:table-cell table:formula="of:=POWER([.B4];2)" office:value-type="float" office:value="0.654508497187474">
            <text:p>0.6545084972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formula="of:=SIN(RADIANS([.A5]))" office:value-type="float" office:value="0.951056516295153">
            <text:p>0.951</text:p>
          </table:table-cell>
          <table:table-cell table:formula="of:=POWER([.B5];2)" office:value-type="float" office:value="0.904508497187474">
            <text:p>0.9045084972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table:formula="of:=SIN(RADIANS([.A6]))" office:value-type="float" office:value="1">
            <text:p>1.000</text:p>
          </table:table-cell>
          <table:table-cell table:formula="of:=POWER([.B6];2)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table:formula="of:=SIN(RADIANS([.A7]))" office:value-type="float" office:value="0.951056516295154">
            <text:p>0.951</text:p>
          </table:table-cell>
          <table:table-cell table:formula="of:=POWER([.B7];2)" office:value-type="float" office:value="0.904508497187474">
            <text:p>0.9045084972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formula="of:=SIN(RADIANS([.A8]))" office:value-type="float" office:value="0.809016994374947">
            <text:p>0.809</text:p>
          </table:table-cell>
          <table:table-cell table:formula="of:=POWER([.B8];2)" office:value-type="float" office:value="0.654508497187474">
            <text:p>0.6545084972</text:p>
          </table:table-cell>
          <table:table-cell table:number-columns-repeated="10"/>
        </table:table-row>
        <table:table-row table:style-name="ro1">
          <table:table-cell office:value-type="float" office:value="144">
            <text:p>144</text:p>
          </table:table-cell>
          <table:table-cell table:formula="of:=SIN(RADIANS([.A9]))" office:value-type="float" office:value="0.587785252292473">
            <text:p>0.588</text:p>
          </table:table-cell>
          <table:table-cell table:formula="of:=POWER([.B9];2)" office:value-type="float" office:value="0.345491502812526">
            <text:p>0.3454915028</text:p>
          </table:table-cell>
          <table:table-cell table:number-columns-repeated="10"/>
        </table:table-row>
        <table:table-row table:style-name="ro1">
          <table:table-cell office:value-type="float" office:value="162">
            <text:p>162</text:p>
          </table:table-cell>
          <table:table-cell table:formula="of:=SIN(RADIANS([.A10]))" office:value-type="float" office:value="0.309016994374947">
            <text:p>0.309</text:p>
          </table:table-cell>
          <table:table-cell table:formula="of:=POWER([.B10];2)" office:value-type="float" office:value="0.0954915028125263">
            <text:p>0.0954915028</text:p>
          </table:table-cell>
          <table:table-cell table:number-columns-repeated="10"/>
        </table:table-row>
        <table:table-row table:style-name="ro1">
          <table:table-cell office:value-type="float" office:value="180">
            <text:p>180</text:p>
          </table:table-cell>
          <table:table-cell table:formula="of:=SIN(RADIANS([.A11]))" office:value-type="float" office:value="1.22464679914735E-016">
            <text:p>0.000</text:p>
          </table:table-cell>
          <table:table-cell table:formula="of:=POWER([.B11];2)" office:value-type="float" office:value="1.49975978266186E-032">
            <text:p>1.49975978266186E-032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table:formula="of:=SQRT(AVERAGE([.C1:.C11]))" office:value-type="float" office:value="0.674199862463242">
            <text:p>0.674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">
            <text:p>0</text:p>
          </table:table-cell>
          <table:table-cell table:formula="of:=SIN(RADIANS([.A15]))" office:value-type="float" office:value="0">
            <text:p>0.000</text:p>
          </table:table-cell>
          <table:table-cell table:formula="of:=POWER([.B15];2)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table:formula="of:=SIN(RADIANS([.A16]))" office:value-type="float" office:value="0.104528463267653">
            <text:p>0.105</text:p>
          </table:table-cell>
          <table:table-cell table:formula="of:=POWER([.B16];2)" office:value-type="float" office:value="0.0109261996330972">
            <text:p>0.0109261996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table:formula="of:=SIN(RADIANS([.A17]))" office:value-type="float" office:value="0.207911690817759">
            <text:p>0.208</text:p>
          </table:table-cell>
          <table:table-cell table:formula="of:=POWER([.B17];2)" office:value-type="float" office:value="0.0432272711786996">
            <text:p>0.0432272712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table:formula="of:=SIN(RADIANS([.A18]))" office:value-type="float" office:value="0.309016994374947">
            <text:p>0.309</text:p>
          </table:table-cell>
          <table:table-cell table:formula="of:=POWER([.B18];2)" office:value-type="float" office:value="0.0954915028125263">
            <text:p>0.0954915028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table:formula="of:=SIN(RADIANS([.A19]))" office:value-type="float" office:value="0.4067366430758">
            <text:p>0.407</text:p>
          </table:table-cell>
          <table:table-cell table:formula="of:=POWER([.B19];2)" office:value-type="float" office:value="0.165434696820571">
            <text:p>0.1654346968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table:formula="of:=SIN(RADIANS([.A20]))" office:value-type="float" office:value="0.5">
            <text:p>0.500</text:p>
          </table:table-cell>
          <table:table-cell table:formula="of:=POWER([.B20];2)" office:value-type="float" office:value="0.25">
            <text:p>0.25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table:formula="of:=SIN(RADIANS([.A21]))" office:value-type="float" office:value="0.587785252292473">
            <text:p>0.588</text:p>
          </table:table-cell>
          <table:table-cell table:formula="of:=POWER([.B21];2)" office:value-type="float" office:value="0.345491502812526">
            <text:p>0.3454915028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formula="of:=SIN(RADIANS([.A22]))" office:value-type="float" office:value="0.669130606358858">
            <text:p>0.669</text:p>
          </table:table-cell>
          <table:table-cell table:formula="of:=POWER([.B22];2)" office:value-type="float" office:value="0.447735768366173">
            <text:p>0.4477357684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formula="of:=SIN(RADIANS([.A23]))" office:value-type="float" office:value="0.743144825477394">
            <text:p>0.743</text:p>
          </table:table-cell>
          <table:table-cell table:formula="of:=POWER([.B23];2)" office:value-type="float" office:value="0.552264231633827">
            <text:p>0.5522642316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table:formula="of:=SIN(RADIANS([.A24]))" office:value-type="float" office:value="0.809016994374947">
            <text:p>0.809</text:p>
          </table:table-cell>
          <table:table-cell table:formula="of:=POWER([.B24];2)" office:value-type="float" office:value="0.654508497187474">
            <text:p>0.6545084972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table:formula="of:=SIN(RADIANS([.A25]))" office:value-type="float" office:value="0.866025403784439">
            <text:p>0.866</text:p>
          </table:table-cell>
          <table:table-cell table:formula="of:=POWER([.B25];2)"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table:formula="of:=SIN(RADIANS([.A26]))" office:value-type="float" office:value="0.913545457642601">
            <text:p>0.914</text:p>
          </table:table-cell>
          <table:table-cell table:formula="of:=POWER([.B26];2)" office:value-type="float" office:value="0.834565303179429">
            <text:p>0.8345653032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table:formula="of:=SIN(RADIANS([.A27]))" office:value-type="float" office:value="0.951056516295153">
            <text:p>0.951</text:p>
          </table:table-cell>
          <table:table-cell table:formula="of:=POWER([.B27];2)" office:value-type="float" office:value="0.904508497187474">
            <text:p>0.9045084972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table:formula="of:=SIN(RADIANS([.A28]))" office:value-type="float" office:value="0.978147600733806">
            <text:p>0.978</text:p>
          </table:table-cell>
          <table:table-cell table:formula="of:=POWER([.B28];2)" office:value-type="float" office:value="0.9567727288213">
            <text:p>0.9567727288</text:p>
          </table:table-cell>
          <table:table-cell table:number-columns-repeated="3"/>
          <table:table-cell office:value-type="float" office:value="16">
            <text:p>16</text:p>
          </table:table-cell>
          <table:table-cell office:value-type="string">
            <text:p>bits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formula="of:=SIN(RADIANS([.A29]))" office:value-type="float" office:value="0.994521895368273">
            <text:p>0.995</text:p>
          </table:table-cell>
          <table:table-cell table:formula="of:=POWER([.B29];2)" office:value-type="float" office:value="0.989073800366903">
            <text:p>0.9890738004</text:p>
          </table:table-cell>
          <table:table-cell table:number-columns-repeated="5"/>
          <table:table-cell table:formula="of:=POWER(2;[.G28])" office:value-type="float" office:value="65536">
            <text:p>65536</text:p>
          </table:table-cell>
          <table:table-cell office:value-type="string">
            <text:p>steps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table:formula="of:=SIN(RADIANS([.A30]))" office:value-type="float" office:value="1">
            <text:p>1.000</text:p>
          </table:table-cell>
          <table:table-cell table:formula="of:=POWER([.B30];2)" office:value-type="float" office:value="1">
            <text:p>1</text:p>
          </table:table-cell>
          <table:table-cell table:number-columns-repeated="5"/>
          <table:table-cell table:formula="of:=(5/[.I29])*1000" office:value-type="float" office:value="0.0762939453125">
            <text:p>0.0762939453</text:p>
          </table:table-cell>
          <table:table-cell office:value-type="string">
            <text:p>mv per step</text:p>
          </table:table-cell>
          <table:table-cell table:number-columns-repeated="3"/>
        </table:table-row>
        <table:table-row table:style-name="ro2">
          <table:table-cell office:value-type="float" office:value="96">
            <text:p>96</text:p>
          </table:table-cell>
          <table:table-cell table:formula="of:=SIN(RADIANS([.A31]))" office:value-type="float" office:value="0.994521895368273">
            <text:p>0.995</text:p>
          </table:table-cell>
          <table:table-cell table:formula="of:=POWER([.B31];2)" office:value-type="float" office:value="0.989073800366903">
            <text:p>0.9890738004</text:p>
          </table:table-cell>
          <table:table-cell table:number-columns-repeated="3"/>
          <table:table-cell office:value-type="float" office:value="18.5">
            <text:p>18.5</text:p>
          </table:table-cell>
          <table:table-cell office:value-type="string">
            <text:p>mv per Amp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table:formula="of:=SIN(RADIANS([.A32]))" office:value-type="float" office:value="0.978147600733806">
            <text:p>0.978</text:p>
          </table:table-cell>
          <table:table-cell table:formula="of:=POWER([.B32];2)" office:value-type="float" office:value="0.956772728821301">
            <text:p>0.9567727288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turns</text:p>
          </table:table-cell>
          <table:table-cell table:formula="of:=[.I30]/([.G31]*[.G32])" office:value-type="float" office:value="0.00412399704391892">
            <text:p>0.004123997</text:p>
          </table:table-cell>
          <table:table-cell office:value-type="string">
            <text:p>amps per step</text:p>
          </table:table-cell>
          <table:table-cell/>
          <table:table-cell table:formula="of:=120*[.I32]" office:value-type="float" office:value="0.49487964527027">
            <text:p>0.4948796453</text:p>
          </table:table-cell>
          <table:table-cell office:value-type="string">
            <text:p>watts per step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SIN(RADIANS([.A33]))" office:value-type="float" office:value="0.951056516295154">
            <text:p>0.951</text:p>
          </table:table-cell>
          <table:table-cell table:formula="of:=POWER([.B33];2)" office:value-type="float" office:value="0.904508497187474">
            <text:p>0.9045084972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table:formula="of:=SIN(RADIANS([.A34]))" office:value-type="float" office:value="0.913545457642601">
            <text:p>0.914</text:p>
          </table:table-cell>
          <table:table-cell table:formula="of:=POWER([.B34];2)" office:value-type="float" office:value="0.834565303179429">
            <text:p>0.8345653032</text:p>
          </table:table-cell>
          <table:table-cell table:number-columns-repeated="5"/>
          <table:table-cell table:formula="of:=45/[.G32]" office:value-type="float" office:value="45">
            <text:p>45</text:p>
          </table:table-cell>
          <table:table-cell office:value-type="string">
            <text:p>max amps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SIN(RADIANS([.A35]))" office:value-type="float" office:value="0.866025403784439">
            <text:p>0.866</text:p>
          </table:table-cell>
          <table:table-cell table:formula="of:=POWER([.B35];2)" office:value-type="float" office:value="0.75">
            <text:p>0.75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table:formula="of:=SIN(RADIANS([.A36]))" office:value-type="float" office:value="0.809016994374947">
            <text:p>0.809</text:p>
          </table:table-cell>
          <table:table-cell table:formula="of:=POWER([.B36];2)" office:value-type="float" office:value="0.654508497187474">
            <text:p>0.6545084972</text:p>
          </table:table-cell>
          <table:table-cell table:number-columns-repeated="10"/>
        </table:table-row>
        <table:table-row table:style-name="ro1">
          <table:table-cell office:value-type="float" office:value="132">
            <text:p>132</text:p>
          </table:table-cell>
          <table:table-cell table:formula="of:=SIN(RADIANS([.A37]))" office:value-type="float" office:value="0.743144825477394">
            <text:p>0.743</text:p>
          </table:table-cell>
          <table:table-cell table:formula="of:=POWER([.B37];2)" office:value-type="float" office:value="0.552264231633827">
            <text:p>0.5522642316</text:p>
          </table:table-cell>
          <table:table-cell table:number-columns-repeated="10"/>
        </table:table-row>
        <table:table-row table:style-name="ro1">
          <table:table-cell office:value-type="float" office:value="138">
            <text:p>138</text:p>
          </table:table-cell>
          <table:table-cell table:formula="of:=SIN(RADIANS([.A38]))" office:value-type="float" office:value="0.669130606358858">
            <text:p>0.669</text:p>
          </table:table-cell>
          <table:table-cell table:formula="of:=POWER([.B38];2)" office:value-type="float" office:value="0.447735768366173">
            <text:p>0.4477357684</text:p>
          </table:table-cell>
          <table:table-cell table:number-columns-repeated="10"/>
        </table:table-row>
        <table:table-row table:style-name="ro1">
          <table:table-cell office:value-type="float" office:value="144">
            <text:p>144</text:p>
          </table:table-cell>
          <table:table-cell table:formula="of:=SIN(RADIANS([.A39]))" office:value-type="float" office:value="0.587785252292473">
            <text:p>0.588</text:p>
          </table:table-cell>
          <table:table-cell table:formula="of:=POWER([.B39];2)" office:value-type="float" office:value="0.345491502812526">
            <text:p>0.3454915028</text:p>
          </table:table-cell>
          <table:table-cell table:number-columns-repeated="10"/>
        </table:table-row>
        <table:table-row table:style-name="ro1">
          <table:table-cell office:value-type="float" office:value="150">
            <text:p>150</text:p>
          </table:table-cell>
          <table:table-cell table:formula="of:=SIN(RADIANS([.A40]))" office:value-type="float" office:value="0.5">
            <text:p>0.500</text:p>
          </table:table-cell>
          <table:table-cell table:formula="of:=POWER([.B40];2)" office:value-type="float" office:value="0.25">
            <text:p>0.25</text:p>
          </table:table-cell>
          <table:table-cell table:number-columns-repeated="10"/>
        </table:table-row>
        <table:table-row table:style-name="ro1">
          <table:table-cell office:value-type="float" office:value="156">
            <text:p>156</text:p>
          </table:table-cell>
          <table:table-cell table:formula="of:=SIN(RADIANS([.A41]))" office:value-type="float" office:value="0.4067366430758">
            <text:p>0.407</text:p>
          </table:table-cell>
          <table:table-cell table:formula="of:=POWER([.B41];2)" office:value-type="float" office:value="0.165434696820571">
            <text:p>0.1654346968</text:p>
          </table:table-cell>
          <table:table-cell table:number-columns-repeated="10"/>
        </table:table-row>
        <table:table-row table:style-name="ro1">
          <table:table-cell office:value-type="float" office:value="162">
            <text:p>162</text:p>
          </table:table-cell>
          <table:table-cell table:formula="of:=SIN(RADIANS([.A42]))" office:value-type="float" office:value="0.309016994374947">
            <text:p>0.309</text:p>
          </table:table-cell>
          <table:table-cell table:formula="of:=POWER([.B42];2)" office:value-type="float" office:value="0.0954915028125263">
            <text:p>0.0954915028</text:p>
          </table:table-cell>
          <table:table-cell table:number-columns-repeated="10"/>
        </table:table-row>
        <table:table-row table:style-name="ro1">
          <table:table-cell office:value-type="float" office:value="168">
            <text:p>168</text:p>
          </table:table-cell>
          <table:table-cell table:formula="of:=SIN(RADIANS([.A43]))" office:value-type="float" office:value="0.207911690817759">
            <text:p>0.208</text:p>
          </table:table-cell>
          <table:table-cell table:formula="of:=POWER([.B43];2)" office:value-type="float" office:value="0.0432272711786995">
            <text:p>0.0432272712</text:p>
          </table:table-cell>
          <table:table-cell table:number-columns-repeated="10"/>
        </table:table-row>
        <table:table-row table:style-name="ro1">
          <table:table-cell office:value-type="float" office:value="174">
            <text:p>174</text:p>
          </table:table-cell>
          <table:table-cell table:formula="of:=SIN(RADIANS([.A44]))" office:value-type="float" office:value="0.104528463267654">
            <text:p>0.105</text:p>
          </table:table-cell>
          <table:table-cell table:formula="of:=POWER([.B44];2)" office:value-type="float" office:value="0.0109261996330972">
            <text:p>0.0109261996</text:p>
          </table:table-cell>
          <table:table-cell table:number-columns-repeated="10"/>
        </table:table-row>
        <table:table-row table:style-name="ro1">
          <table:table-cell office:value-type="float" office:value="180">
            <text:p>180</text:p>
          </table:table-cell>
          <table:table-cell table:formula="of:=SIN(RADIANS([.A45]))" office:value-type="float" office:value="1.22464679914735E-016">
            <text:p>0.000</text:p>
          </table:table-cell>
          <table:table-cell table:formula="of:=POWER([.B45];2)" office:value-type="float" office:value="1.49975978266186E-032">
            <text:p>1.49975978266186E-032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1" table:formula="of:=SQRT(AVERAGE([.C15:.C45]))" office:value-type="float" office:value="0.695608343640252">
            <text:p>0.696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0" number:grouping="true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3/07/2012</text:date>, <text:time>11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ootboy Z. Cracker</meta:initial-creator>
    <meta:creation-date>2012-01-21T20:27:13.35</meta:creation-date>
    <dc:date>2012-03-07T11:28:04.66</dc:date>
    <dc:creator>Zootboy Z. Cracker</dc:creator>
    <meta:editing-duration>PT16H3M6S</meta:editing-duration>
    <meta:editing-cycles>4</meta:editing-cycles>
    <meta:generator>OpenOffice.org/3.3$Win32 OpenOffice.org_project/330m20$Build-9567</meta:generator>
    <meta:document-statistic meta:table-count="3" meta:cell-count="1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8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8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285cm" svg:height="9cm" xlink:href=".." xlink:type="simple" chart:class="chart:scatter" chart:style-name="ch1">
        <chart:legend chart:legend-position="end" svg:x="13.968cm" svg:y="3.954cm" chart:style-name="ch2"/>
        <chart:plot-area chart:style-name="ch3" table:cell-range-address="Sheet1.A1:Sheet1.B11 Sheet1.B15:Sheet1.B45" svg:x="0.775cm" svg:y="0.855cm" svg:width="12.543cm" svg:height="7.545cm">
          <chartooo:coordinate-region svg:x="1.873cm" svg:y="1.068cm" svg:width="11.165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1" chart:class="chart:scatter">
            <chart:domain table:cell-range-address="Sheet1.A1:Sheet1.A11"/>
            <chart:data-point chart:repeated="11"/>
          </chart:series>
          <chart:series chart:style-name="ch8" chart:values-cell-range-address="Sheet1.B15:Sheet1.B45" chart:class="chart:scatter">
            <chart:domain table:cell-range-address="Sheet1.A15:Sheet1.A45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1</svg:desc>
                </draw:g>
              </table:table-cell>
              <table:table-cell office:value-type="float" office:value="0">
                <text:p>0</text:p>
                <draw:g>
                  <svg:desc>Sheet1.B1:Sheet1.B11</svg:desc>
                </draw:g>
              </table:table-cell>
              <table:table-cell office:value-type="float" office:value="0">
                <text:p>0</text:p>
                <draw:g>
                  <svg:desc>Sheet1.A15:Sheet1.A45</svg:desc>
                </draw:g>
              </table:table-cell>
              <table:table-cell office:value-type="float" office:value="0">
                <text:p>0</text:p>
                <draw:g>
                  <svg:desc>Sheet1.B15:Sheet1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6">
                <text:p>6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12">
                <text:p>12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18">
                <text:p>1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">
                <text:p>7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24">
                <text:p>24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36">
                <text:p>3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">
                <text:p>126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42">
                <text:p>42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">
                <text:p>14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48">
                <text:p>48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54">
                <text:p>5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0.104528463267654">
                <text:p>0.1045284632676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